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ext-properties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10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3"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3"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2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5" office:value-type="string">
            <text:p>fin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6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3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style-name="ce6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5">15/01/2007</text:date>, <text:time>15.36.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5T15:36:35</dc:date>
    <dc:language>it-IT</dc:language>
    <meta:editing-cycles>19</meta:editing-cycles>
    <meta:editing-duration>P1DT16H24M36S</meta:editing-duration>
    <meta:user-defined meta:name="Info 1"/>
    <meta:user-defined meta:name="Info 2"/>
    <meta:user-defined meta:name="Info 3"/>
    <meta:user-defined meta:name="Info 4"/>
    <meta:document-statistic meta:table-count="3" meta:cell-count="665"/>
  </office:meta>
</office:document-meta>
</file>